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3667in" table:align="left"/>
    </style:style>
    <style:style style:name="Table1.A" style:family="table-column">
      <style:table-column-properties style:column-width="0.8444in"/>
    </style:style>
    <style:style style:name="Table1.B" style:family="table-column">
      <style:table-column-properties style:column-width="5.522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text-properties officeooo:rsid="0010ef4e" officeooo:paragraph-rsid="0010ef4e"/>
    </style:style>
    <style:style style:name="P2" style:family="paragraph" style:parent-style-name="Preformatted_20_Text">
      <style:text-properties officeooo:paragraph-rsid="00122751"/>
    </style:style>
    <style:style style:name="P3" style:family="paragraph" style:parent-style-name="Preformatted_20_Text">
      <style:text-properties officeooo:rsid="00122751" officeooo:paragraph-rsid="00122751"/>
    </style:style>
    <style:style style:name="P4" style:family="paragraph" style:parent-style-name="Preformatted_20_Text">
      <style:text-properties officeooo:rsid="001400c6" officeooo:paragraph-rsid="001400c6"/>
    </style:style>
    <style:style style:name="T1" style:family="text">
      <style:text-properties officeooo:rsid="001227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https://es.stackoverflow.com/questions/526861/como-recibir-solicitudes-con-webhooks-en-node-js</text:p>
      <text:p text:style-name="Preformatted_20_Text"/>
      <text:p text:style-name="Preformatted_20_Text">https://ckeditor.com/docs/cs/latest/examples/webhooks/webhooks-server-nodejs.html</text:p>
      <text:p text:style-name="Preformatted_20_Text"/>
      <text:p text:style-name="Preformatted_20_Text">https://chat-api.com/es/whatsapp-bot-nodejs.html</text:p>
      <text:p text:style-name="Preformatted_20_Text"/>
      <text:p text:style-name="Preformatted_20_Text">node mailer</text:p>
      <text:p text:style-name="Preformatted_20_Text"/>
      <text:p text:style-name="Preformatted_20_Text">curl -i -X POST \</text:p>
      <text:p text:style-name="Preformatted_20_Text"><text:s text:c="2"/>https://graph.facebook.com/v14.0/101252152737456/messages \</text:p>
      <text:p text:style-name="Preformatted_20_Text"><text:s text:c="2"/>-H 'Authorization: Bearer EAAFyCBWhPzkBAPAMIt8vPo90fuLyRZBWdWtaDVOSpSiUPOznS4t7gaS5hULtXJeiZC5XLp3ZBk08WZA0LR4wakZAnQdZBssF7fhr4H9A8SfCKqAMnwMiYzaynknm6pVb9LaVZCTZBHQPh8UPl9lPLqoF0biydU6PMomwhIszIHa14FbfNNFUsrBynu6K1YXkl90SN27I1GndvgZDZD' \</text:p>
      <text:p text:style-name="Preformatted_20_Text"><text:s text:c="2"/>-H 'Content-Type: application/json' \</text:p>
      <text:p text:style-name="Preformatted_20_Text"><text:s text:c="2"/>-d '{ "messaging_product": "whatsapp", "to": "543535632409", "type": "template", "template": { "name": "hello_world",</text:p>
      <text:p text:style-name="Preformatted_20_Text">"language": { "code": "en_US" } } }'</text:p>
      <text:p text:style-name="Preformatted_20_Text"/>
      <text:p text:style-name="Preformatted_20_Text">543535639705</text:p>
      <text:p text:style-name="Preformatted_20_Text"/>
      <text:p text:style-name="Preformatted_20_Text"/>
      <text:p text:style-name="Preformatted_20_Text"/>
      <text:p text:style-name="Preformatted_20_Text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Name </text:p>
          </table:table-cell>
          <table:table-cell table:style-name="Table1.A1" office:value-type="string">
            <text:p text:style-name="Table_20_Contents"><text:span text:style-name="Source_20_Text">Dashawn Mosciski</text:span> </text:p>
          </table:table-cell>
        </table:table-row>
        <table:table-row>
          <table:table-cell table:style-name="Table1.A1" office:value-type="string">
            <text:p text:style-name="Table_20_Heading">Username </text:p>
          </table:table-cell>
          <table:table-cell table:style-name="Table1.A1" office:value-type="string">
            <text:p text:style-name="Table_20_Contents"><text:span text:style-name="Source_20_Text">dashawn65@ethereal.email</text:span> (also works as a real inbound email address) </text:p>
          </table:table-cell>
        </table:table-row>
        <table:table-row>
          <table:table-cell table:style-name="Table1.A1" office:value-type="string">
            <text:p text:style-name="Table_20_Heading">Password </text:p>
          </table:table-cell>
          <table:table-cell table:style-name="Table1.A1" office:value-type="string">
            <text:p text:style-name="Table_20_Contents"><text:span text:style-name="Source_20_Text">vzTjgWxCn4B25bHa1R</text:span></text:p>
          </table:table-cell>
        </table:table-row>
      </table:table>
      <text:p text:style-name="Preformatted_20_Text"/>
      <text:p text:style-name="Preformatted_20_Text"/>
      <text:p text:style-name="P2"><text:span text:style-name="T1">GMAIL pass </text:span>iryjedpzkkkyczbo</text:p>
      <text:p text:style-name="P3"/>
      <text:p text:style-name="P4">sendgrid pass iryjedpzkkzyczbo</text:p>
      <text:p text:style-name="P4"/>
      <text:p text:style-name="P4">api key </text:p>
      <text:p text:style-name="P4"/>
      <text:p text:style-name="P4">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 </text:p>
      <text:p text:style-name="P4"/>
      <text:p text:style-name="P4">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</text:p>
      <text:p text:style-name="P4"/>
      <text:p text:style-name="Preformatted_20_Text"/>
      <text:p text:style-name="P1">INFORME</text:p>
      <text:p text:style-name="P1"/>
      <text:p text:style-name="P1">Explicar el trabajo hecho y todos los elementos de red que involucra, ver el network, headers, body, etc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27T13:19:51.643778190</dc:date>
    <meta:editing-duration>PT46M4S</meta:editing-duration>
    <meta:editing-cycles>4</meta:editing-cycles>
    <meta:document-statistic meta:table-count="1" meta:image-count="0" meta:object-count="0" meta:page-count="1" meta:paragraph-count="24" meta:word-count="85" meta:character-count="1204" meta:non-whitespace-character-count="1128"/>
  </office:meta>
</office:document-meta>
</file>